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automatic-styles>
    <style:style style:name="P1" style:family="paragraph" style:parent-style-name="Standard">
      <style:text-properties officeooo:paragraph-rsid="0020fa4f"/>
    </style:style>
    <style:style style:name="P2" style:family="paragraph" style:parent-style-name="Standard">
      <style:text-properties style:text-line-through-style="solid" style:text-line-through-type="single" fo:font-weight="bold" officeooo:paragraph-rsid="0020fa4f" style:font-weight-asian="bold" style:font-weight-complex="bold"/>
    </style:style>
    <style:style style:name="P3" style:family="paragraph" style:parent-style-name="Standard">
      <style:text-properties style:text-line-through-style="solid" style:text-line-through-type="single" fo:font-weight="bold" officeooo:rsid="0020fa4f" officeooo:paragraph-rsid="0020fa4f" style:font-weight-asian="bold" style:font-weight-complex="bold"/>
    </style:style>
    <style:style style:name="P4" style:family="paragraph" style:parent-style-name="Standard">
      <style:text-properties style:text-line-through-style="solid" style:text-line-through-type="single" fo:font-weight="normal" officeooo:rsid="0020fa4f" officeooo:paragraph-rsid="0020fa4f" style:font-weight-asian="normal" style:font-weight-complex="normal"/>
    </style:style>
    <style:style style:name="P5" style:family="paragraph" style:parent-style-name="Standard">
      <style:text-properties style:text-line-through-style="solid" style:text-line-through-type="single" fo:font-weight="normal" officeooo:rsid="0022d424" officeooo:paragraph-rsid="0022d424" style:font-weight-asian="normal" style:font-weight-complex="normal"/>
    </style:style>
    <style:style style:name="P6" style:family="paragraph" style:parent-style-name="Standard">
      <style:text-properties style:text-line-through-style="solid" style:text-line-through-type="single" officeooo:paragraph-rsid="00240485"/>
    </style:style>
    <style:style style:name="P7" style:family="paragraph" style:parent-style-name="Standard">
      <style:text-properties officeooo:paragraph-rsid="00240485"/>
    </style:style>
    <style:style style:name="T1" style:family="text">
      <style:text-properties fo:font-weight="bold" style:font-weight-asian="bold" style:font-weight-complex="bold"/>
    </style:style>
    <style:style style:name="T2" style:family="text">
      <style:text-properties style:text-line-through-style="solid" style:text-line-through-type="single" fo:font-weight="bold" style:font-weight-asian="bold" style:font-weight-complex="bold"/>
    </style:style>
    <style:style style:name="T3" style:family="text">
      <style:text-properties style:text-line-through-style="solid" style:text-line-through-type="single" fo:font-style="italic" fo:font-weight="bold" style:font-style-asian="italic" style:font-weight-asian="bold" style:font-style-complex="italic" style:font-weight-complex="bold"/>
    </style:style>
    <style:style style:name="T4" style:family="text">
      <style:text-properties style:text-line-through-style="solid" style:text-line-through-type="single"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text-line-through-style="solid" style:text-line-through-type="single" fo:font-style="italic" style:text-underline-style="solid" style:text-underline-width="auto" style:text-underline-color="font-color" style:font-style-asian="italic" style:font-style-complex="italic"/>
    </style:style>
    <style:style style:name="T6" style:family="text">
      <style:text-properties style:text-line-through-style="solid" style:text-line-through-type="single" style:text-underline-style="solid" style:text-underline-width="auto" style:text-underline-color="font-color"/>
    </style:style>
    <style:style style:name="T7" style:family="text">
      <style:text-properties style:text-line-through-style="solid" style:text-line-through-type="single"/>
    </style:style>
    <style:style style:name="T8" style:family="text">
      <style:text-properties style:text-line-through-style="solid" style:text-line-through-type="single"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text-line-through-style="none" style:text-line-through-type="none"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line-through-style="none" style:text-line-through-type="none" fo:font-weight="bold" style:font-weight-asian="bold" style:font-weight-complex="bold"/>
    </style:style>
    <style:style style:name="T13" style:family="text">
      <style:text-properties style:text-line-through-style="none" style:text-line-through-typ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text:line-break/>elit. Aliquam rhoncus to<text:span text:style-name="T1">rtor magna, at cursus ma<text:line-break/>uris sollicitudin in. Donec suscipit blandit felis<text:line-break/> ac fringilla. Cras laoreet pe</text:span><text:span text:style-name="T2">llente</text:span><text:span text:style-name="T3">sque n</text:span><text:span text:style-name="T4">eque ac ult<text:line-break/>ricies. Orci varius natoque penatibus et</text:span><text:span text:style-name="T5"> magnis dis par<text:line-break/>turient montes, nascet</text:span><text:span text:style-name="T6">ur ridiculus mus. Class <text:line-break/>aptent ta</text:span><text:span text:style-name="T7">citi sociosqu ad litora torquent </text:span><text:span text:style-name="T8">per co<text:line-break/>nubia nostra, per inceptos himenaeos. Morbi eu <text:line-break/>justo laoreet</text:span><text:span text:style-name="T7"> nunc gravida mattis eu quis lig</text:span>ula. </text:p>
      <text:p text:style-name="P2"/>
      <text:p text:style-name="P3">THIS is an apple, <text:span text:style-name="T9">a very <text:line-break/>cool apple. Nothing more <text:line-break/>nothing</text:span> less.</text:p>
      <text:p text:style-name="P4"/>
      <text:p text:style-name="P5">a cool line, a cool banana, this line is <text:line-break/><text:span text:style-name="T10">split. Fusce porttitor sapien consectetur diam molestie consequat.<text:line-break/></text:span><text:span text:style-name="T11">Another line here, and get</text:span><text:span text:style-name="T10"> </text:span><text:line-break/>split too.</text:p>
      <text:p text:style-name="P5"/>
      <text:p text:style-name="P6">Fusce porttitor sapien consectetur diam molestie consequat. <text:line-break/><text:span text:style-name="T10">Aenean a aliquet dolor. Etiam porttitor sed urna ac malesuada. </text:span><text:line-break/>Aenean venenatis ex dolor, ac <text:line-break/>placerat orci pellentesque vitae. <text:line-break/><text:span text:style-name="T12">Nam id neque mollis, scelerisque lorem vel, tristique ipsum.</text:span><text:span text:style-name="T13"> </text:span><text:line-break/>Duis velit mauris, maximus id laoreet interdum, fringilla sit <text:line-break/><text:span text:style-name="T10">amet tortor. Proin nisl tortor, gravida et euismod et, molestie sit </text:span><text:line-break/>amet sem. Proin a placerat massa. </text:p>
      <text:p text:style-name="P6"/>
      <text:p text:style-name="P7">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8T23:01:49.592160800</meta:creation-date>
    <dc:date>2026-01-09T09:46:35.101420400</dc:date>
    <meta:editing-duration>PT10H44M43S</meta:editing-duration>
    <meta:editing-cycles>8</meta:editing-cycles>
    <meta:generator>LibreOffice/25.2.7.2$Windows_X86_64 LibreOffice_project/5cbfd1ab6520636bb5f7b99185aa69bd7456825d</meta:generator>
    <meta:document-statistic meta:table-count="0" meta:image-count="0" meta:object-count="0" meta:page-count="1" meta:paragraph-count="5" meta:word-count="313" meta:character-count="2093" meta:non-whitespace-character-count="1768"/>
  </office:meta>
</office:document-meta>
</file>